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89a" officeooo:paragraph-rsid="000bb89a"/>
    </style:style>
    <style:style style:name="P2" style:family="paragraph" style:parent-style-name="Standard" style:list-style-name="L1">
      <style:text-properties officeooo:rsid="000bb89a" officeooo:paragraph-rsid="000bb89a"/>
    </style:style>
    <style:style style:name="P3" style:family="paragraph" style:parent-style-name="Standard" style:list-style-name="L1">
      <style:text-properties officeooo:rsid="000ce513" officeooo:paragraph-rsid="000ce5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it – Poststudie</text:p>
      <text:p text:style-name="P1"/>
      <text:list xml:id="list1315307011849612983" text:style-name="L1">
        <text:list-item>
          <text:p text:style-name="P2">Nur auf posts#new TimeMe/Zeit messen</text:p>
          <text:list>
            <text:list-item>
              <text:p text:style-name="P2">Wie macht man site-specific javascript?</text:p>
            </text:list-item>
          </text:list>
        </text:list-item>
        <text:list-item>
          <text:p text:style-name="P2">Wenn Nutzer auf „Beitrag erstellen“ Button klickt, dann Zeit speichern (in einem Array?) und Zeit irgendwo speichern? </text:p>
        </text:list-item>
        <text:list-item>
          <text:p text:style-name="P2">Zeit wieder auf 0 setzen!?</text:p>
          <text:list>
            <text:list-item>
              <text:p text:style-name="P2">Alles nochmal von vorne? </text:p>
            </text:list-item>
          </text:list>
        </text:list-item>
        <text:list-item>
          <text:p text:style-name="P3">Wie die Daten speichern? (Websocket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35:53.830066058</meta:creation-date>
    <dc:date>2017-06-07T19:46:54.733604110</dc:date>
    <meta:editing-duration>PT11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9" meta:character-count="306" meta:non-whitespace-character-count="267"/>
  </office:meta>
</office:document-meta>
</file>